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2" style:family="graphic">
      <style:graphic-properties draw:stroke="solid" svg:stroke-width="0.026cm" svg:stroke-color="#969696" draw:stroke-linejoin="miter" draw:fill="solid" draw:fill-color="#bbe0e3" draw:opacity="63%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" style:family="graphic">
      <style:graphic-properties style:protect="size"/>
    </style:style>
    <style:style style:name="gr4" style:family="graphic">
      <style:graphic-properties draw:stroke="none" draw:fill="none" draw:fill-color="#bbe0e3" draw:textarea-horizontal-align="justify" draw:textarea-vertical-align="top" draw:auto-grow-height="true" fo:min-height="0.975cm" fo:padding-top="0.13cm" fo:padding-bottom="0.13cm" fo:padding-left="0.25cm" fo:padding-right="0.25cm" fo:wrap-option="wrap" draw:shadow="hidden" draw:shadow-color="#808080"/>
    </style:style>
    <style:style style:name="gr5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 style:writing-mode="lr-tb" style:font-independent-line-spacing="true"/>
    </style:style>
    <style:style style:name="T1" style:family="text">
      <style:text-properties fo:language="en" fo:country="US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3.326cm" svg:height="1.277cm" svg:x="10.294cm" svg:y="2.533cm">
          <text:p text:style-name="P1">Checker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6.958cm" svg:height="1.277cm" svg:x="4.64cm" svg:y="8.057cm">
          <text:p text:style-name="P1"><text:span text:style-name="T1">AssertionTemplate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3.237cm" svg:height="1.277cm" svg:x="3.81cm" svg:y="13.692cm">
          <text:p text:style-name="P1"><text:span text:style-name="T1">toString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4.057cm" svg:height="2.324cm" svg:x="5.543cm" svg:y="8.718cm">
          <text:p text:style-name="P3"><text:span text:style-name="T2">Provides evaluate(Object…)</text:span></text:p>
          <text:p text:style-name="P3"><text:span text:style-name="T2"/></text:p>
          <text:p text:style-name="P3"><text:span text:style-name="T2">Prints out as</text:span></text:p>
          <text:p text:style-name="P3"><text:span text:style-name="T2">“</text:span><text:span text:style-name="T2">assertTrue(exp)”</text:span></text:p>
          <text:p text:style-name="P3"><text:span text:style-name="T2">After a state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219cm" svg:height="1.277cm" svg:x="5.603cm" svg:y="11.042cm">
          <text:p text:style-name="P1"><text:span text:style-name="T1">NotEqNull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5.349cm" svg:height="1.277cm" svg:x="3.444cm" svg:y="5.238cm">
          <text:p text:style-name="P1"><text:span text:style-name="T1">ValueChecker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4.316cm" svg:height="1.277cm" svg:x="1.405cm" svg:y="11.042cm">
          <text:p text:style-name="P1"><text:span text:style-name="T1">PrimEqVal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3.572cm" svg:height="1.989cm" svg:x="1.482cm" svg:y="11.703cm">
          <text:p text:style-name="P3"><text:span text:style-name="T2">Prints out as</text:span></text:p>
          <text:p text:style-name="P3"><text:span text:style-name="T2">“</text:span><text:span text:style-name="T2">assertTrue(x == 3)”</text:span></text:p>
          <text:p text:style-name="P3"><text:span text:style-name="T2">After a state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057cm" svg:height="1.989cm" svg:x="5.38cm" svg:y="11.703cm">
          <text:p text:style-name="P3"><text:span text:style-name="T2">Prints out as</text:span></text:p>
          <text:p text:style-name="P3"><text:span text:style-name="T2">“</text:span><text:span text:style-name="T2">assertTrue(x != null)”</text:span></text:p>
          <text:p text:style-name="P3"><text:span text:style-name="T2">After a state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057cm" svg:height="1.989cm" svg:x="3.431cm" svg:y="14.521cm">
          <text:p text:style-name="P3"><text:span text:style-name="T2">Prins out as</text:span></text:p>
          <text:p text:style-name="P3"><text:span text:style-name="T2">“</text:span><text:span text:style-name="T2">x.checkRep()”</text:span></text:p>
          <text:p text:style-name="P3"><text:span text:style-name="T2">After a state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97cm" svg:height="2.487cm" svg:x="14.843cm" svg:y="7.435cm">
          <text:p text:style-name="P1"><text:span text:style-name="T2">try {</text:span></text:p>
          <text:p text:style-name="P1"><text:span text:style-name="T2"><text:s text:c="2"/></text:span><text:span text:style-name="T2">foo();</text:span></text:p>
          <text:p text:style-name="P1"><text:span text:style-name="T2"><text:s text:c="2"/></text:span><text:span text:style-name="T2">fail();</text:span></text:p>
          <text:p text:style-name="P1"><text:span text:style-name="T2">} catch (Exc e) {</text:span></text:p>
          <text:p text:style-name="P1"><text:span text:style-name="T2"><text:s text:c="2"/></text:span><text:span text:style-name="T2">// ok.</text:span></text:p>
          <text:p text:style-name="P1"><text:span text:style-name="T2">}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383cm" svg:height="1.327cm" svg:x="5.38cm" svg:y="6.399cm">
          <text:p text:style-name="P3"><text:span text:style-name="T3">Represents a specific assertion</text:span></text:p>
          <text:p text:style-name="P3"><text:span text:style-name="T3">that is part of a test input, e.g.</text:span></text:p>
          <text:p text:style-name="P3"><text:span text:style-name="T3">“</text:span><text:span text:style-name="T3">assertTrue(var3 != null)”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383cm" svg:height="1.327cm" svg:x="9.763cm" svg:y="3.581cm">
          <text:p text:style-name="P3"><text:span text:style-name="T2">toCodeStringPre();</text:span></text:p>
          <text:p text:style-name="P3"><text:span text:style-name="T2">toCodeStringPost();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42cm" svg:height="1.277cm" svg:x="10.806cm" svg:y="10.874cm">
          <text:p text:style-name="P1"><text:span text:style-name="T1">checkRep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4.057cm" svg:height="1.989cm" svg:x="9.763cm" svg:y="11.703cm">
          <text:p text:style-name="P3"><text:span text:style-name="T2">Prins out as</text:span></text:p>
          <text:p text:style-name="P3"><text:span text:style-name="T2">“</text:span><text:span text:style-name="T2">x.checkRep()”</text:span></text:p>
          <text:p text:style-name="P3"><text:span text:style-name="T2">After a state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977cm" svg:height="1.277cm" svg:x="8.227cm" svg:y="13.692cm">
          <text:p text:style-name="P1"><text:span text:style-name="T1">toStringHash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4.057cm" svg:height="1.989cm" svg:x="7.977cm" svg:y="14.521cm">
          <text:p text:style-name="P3"><text:span text:style-name="T2">Prins out as</text:span></text:p>
          <text:p text:style-name="P3"><text:span text:style-name="T2">“</text:span><text:span text:style-name="T2">x.checkRep()”</text:span></text:p>
          <text:p text:style-name="P3"><text:span text:style-name="T2">After a state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917cm" svg:height="1.277cm" svg:x="11.138cm" svg:y="6.773cm">
          <text:p text:style-name="P3"><text:span text:style-name="T1">ExpectedExceptionChecker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4" draw:text-style-name="P4" draw:layer="layout" svg:width="8.678cm" svg:height="1.277cm" svg:x="11.5cm" svg:y="4.645cm">
          <text:p text:style-name="P1"><text:span text:style-name="T1">new LinkedList();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314cm" svg:height="1.277cm" svg:x="12.065cm" svg:y="6.494cm">
          <text:p text:style-name="P1">new Object();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313cm" svg:height="1.277cm" svg:x="12.065cm" svg:y="8.234cm">
          <text:p text:style-name="P1"><text:span text:style-name="T1">list.addFirst(o); <text:s text:c="3"/>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313cm" svg:height="1.277cm" svg:x="12.065cm" svg:y="9.737cm">
          <text:p text:style-name="P1"><text:span text:style-name="T1">list.size(); <text:s text:c="2"/>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313cm" svg:height="1.277cm" svg:x="12.065cm" svg:y="11.853cm">
          <text:p text:style-name="P1"><text:span text:style-name="T1">new TreeSet(list);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314cm" svg:height="2.293cm" svg:x="12.065cm" svg:y="13.335cm">
          <text:p text:style-name="P1"><text:span text:style-name="T1">Collections.synchronizedSet(t);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117cm" svg:height="1.277cm" svg:x="7.62cm" svg:y="4.692cm">
          <text:p text:style-name="P1">var0</text:p>
          <draw:enhanced-geometry svg:viewBox="0 0 21600 21600" draw:extrusion="true" draw:type="rectangle" draw:enhanced-path="M 0 0 L 21600 0 21600 21600 0 21600 0 0 Z N"/>
        </draw:custom-shape>
        <draw:custom-shape draw:style-name="gr5" draw:text-style-name="P4" draw:layer="layout" svg:width="2.116cm" svg:height="1.277cm" svg:x="7.62cm" svg:y="6.597cm">
          <text:p text:style-name="P1">var1</text:p>
          <draw:enhanced-geometry svg:viewBox="0 0 21600 21600" draw:extrusion="true" draw:type="rectangle" draw:enhanced-path="M 0 0 L 21600 0 21600 21600 0 21600 0 0 Z N"/>
        </draw:custom-shape>
        <draw:custom-shape draw:style-name="gr5" draw:text-style-name="P4" draw:layer="layout" svg:width="2.117cm" svg:height="1.277cm" svg:x="7.62cm" svg:y="8.502cm">
          <text:p text:style-name="P1">var2</text:p>
          <draw:enhanced-geometry svg:viewBox="0 0 21600 21600" draw:extrusion="true" draw:type="rectangle" draw:enhanced-path="M 0 0 L 21600 0 21600 21600 0 21600 0 0 Z N"/>
        </draw:custom-shape>
        <draw:custom-shape draw:style-name="gr5" draw:text-style-name="P4" draw:layer="layout" svg:width="2.117cm" svg:height="1.277cm" svg:x="7.62cm" svg:y="10.407cm">
          <text:p text:style-name="P1">var3</text:p>
          <draw:enhanced-geometry svg:viewBox="0 0 21600 21600" draw:extrusion="true" draw:type="rectangle" draw:enhanced-path="M 0 0 L 21600 0 21600 21600 0 21600 0 0 Z N"/>
        </draw:custom-shape>
        <draw:custom-shape draw:style-name="gr5" draw:text-style-name="P4" draw:layer="layout" svg:width="2.116cm" svg:height="1.277cm" svg:x="7.62cm" svg:y="12.312cm">
          <text:p text:style-name="P1">var4</text:p>
          <draw:enhanced-geometry svg:viewBox="0 0 21600 21600" draw:extrusion="true" draw:type="rectangle" draw:enhanced-path="M 0 0 L 21600 0 21600 21600 0 21600 0 0 Z N"/>
        </draw:custom-shape>
        <draw:frame draw:style-name="gr6" draw:layer="layout" svg:width="3.351cm" svg:height="1.013cm" svg:x="2.974cm" svg:y="4.727cm">
          <draw:text-box>
            <text:p>LinkedList</text:p>
          </draw:text-box>
        </draw:frame>
        <draw:frame draw:style-name="gr6" draw:layer="layout" svg:width="2.335cm" svg:height="1.013cm" svg:x="2.974cm" svg:y="6.35cm">
          <draw:text-box>
            <text:p>Object</text:p>
          </draw:text-box>
        </draw:frame>
        <draw:frame draw:style-name="gr6" draw:layer="layout" svg:width="1.171cm" svg:height="1.013cm" svg:x="2.974cm" svg:y="9.525cm">
          <draw:text-box>
            <text:p>int</text:p>
          </draw:text-box>
        </draw:frame>
        <draw:frame draw:style-name="gr6" draw:layer="layout" svg:width="2.758cm" svg:height="1.013cm" svg:x="2.974cm" svg:y="11.43cm">
          <draw:text-box>
            <text:p>TreeSet</text:p>
          </draw:text-box>
        </draw:frame>
        <draw:frame draw:style-name="gr6" draw:layer="layout" svg:width="1.455cm" svg:height="1.013cm" svg:x="2.974cm" svg:y="12.957cm">
          <draw:text-box>
            <text:p>Set</text:p>
          </draw:text-box>
        </draw:frame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writing-mode="lr-tb"/>
    </style:style>
    <style:style style:name="MP6" style:family="paragraph"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4" draw:layer="backgroundobjects" svg:width="5.927cm" svg:height="1.324cm" svg:x="1.269cm" svg:y="17.347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6" draw:layer="backgroundobjects" svg:width="8.044cm" svg:height="1.324cm" svg:x="8.678cm" svg:y="17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8" draw:layer="backgroundobjects" svg:width="5.927cm" svg:height="1.324cm" svg:x="18.202cm" svg:y="17.347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ide 1</dc:title>
    <meta:initial-creator>CP</meta:initial-creator>
    <meta:creation-date>2010-05-15T14:44:27</meta:creation-date>
    <dc:creator>Carlos </dc:creator>
    <dc:date>2010-05-16T16:57:29</dc:date>
    <meta:editing-cycles>68</meta:editing-cycles>
    <meta:editing-duration>PT23H49M38S</meta:editing-duration>
    <meta:generator>OpenOffice.org/3.1$Linux OpenOffice.org_project/310m19$Build-9420</meta:generator>
    <meta:document-statistic meta:object-count="55"/>
  </office:meta>
</office:document-meta>
</file>